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8000002214F71FA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59cm" svg:height="14.42cm" svg:x="1.75cm" svg:y="1.83cm">
          <draw:image xlink:href="Pictures/1000000100000208000002214F71FAF5.png" xlink:type="simple" xlink:show="embed" xlink:actuate="onLoad" draw:mime-type="image/png">
            <text:p/>
          </draw:image>
        </draw:frame>
        <draw:line draw:style-name="gr2" draw:text-style-name="P2" draw:layer="layout" svg:x1="15.001cm" svg:y1="16cm" svg:x2="21cm" svg:y2="16cm">
          <text:p/>
        </draw:line>
        <draw:line draw:style-name="gr2" draw:text-style-name="P2" draw:layer="layout" svg:x1="14.75cm" svg:y1="6cm" svg:x2="19.25cm" svg:y2="6cm">
          <text:p/>
        </draw:line>
        <draw:line draw:style-name="gr2" draw:text-style-name="P2" draw:layer="layout" svg:x1="15cm" svg:y1="2.25cm" svg:x2="20cm" svg:y2="2.25cm">
          <text:p/>
        </draw:line>
        <draw:frame draw:style-name="gr3" draw:text-style-name="P3" draw:layer="layout" svg:width="5cm" svg:height="0.962cm" svg:x="21.25cm" svg:y="15.75cm">
          <draw:text-box>
            <text:p>Plan 1</text:p>
          </draw:text-box>
        </draw:frame>
        <draw:frame draw:style-name="gr3" draw:text-style-name="P3" draw:layer="layout" svg:width="5cm" svg:height="0.962cm" svg:x="22cm" svg:y="5.25cm">
          <draw:text-box>
            <text:p>Plan 2</text:p>
          </draw:text-box>
        </draw:frame>
        <draw:frame draw:style-name="gr3" draw:text-style-name="P3" draw:layer="layout" svg:width="5cm" svg:height="0.962cm" svg:x="20.75cm" svg:y="1.788cm">
          <draw:text-box>
            <text:p>Plan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6T15:49:23.971000000</meta:creation-date>
    <dc:date>2024-11-06T16:54:44.238000000</dc:date>
    <meta:editing-duration>PT54M42S</meta:editing-duration>
    <meta:editing-cycles>1</meta:editing-cycles>
    <meta:document-statistic meta:object-count="7"/>
    <meta:generator>LibreOffice/24.8.0.3$Windows_X86_64 LibreOffice_project/0bdf1299c94fe897b119f97f3c613e9dca6be583</meta:generator>
  </office:meta>
</office:document-meta>
</file>